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6000000C463EB14D0.png" manifest:media-type="image/png"/>
  <manifest:file-entry manifest:full-path="Pictures/10000001000004B6000000BA1C7C1F13.png" manifest:media-type="image/png"/>
  <manifest:file-entry manifest:full-path="Pictures/10000001000004B5000000F49FFCF578.png" manifest:media-type="image/png"/>
  <manifest:file-entry manifest:full-path="Pictures/100000010000049A0000008A6A3AB4F7.png" manifest:media-type="image/png"/>
  <manifest:file-entry manifest:full-path="Pictures/100000010000049E000000A247E0CB98.png" manifest:media-type="image/png"/>
  <manifest:file-entry manifest:full-path="Pictures/100000010000048A0000009A1B3E0E3A.png" manifest:media-type="image/png"/>
  <manifest:file-entry manifest:full-path="Pictures/100000010000048D000000BCA5EA626F.png" manifest:media-type="image/png"/>
  <manifest:file-entry manifest:full-path="Pictures/100000010000048C000000E14276B59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3.671cm" svg:x="0.733cm" svg:y="23.681cm">
          <draw:image xlink:href="Pictures/100000010000048C000000E14276B59B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064cm" svg:x="0.365cm" svg:y="19.415cm">
          <draw:image xlink:href="Pictures/100000010000048D000000BCA5EA626F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517cm" svg:x="0cm" svg:y="15.628cm">
          <draw:image xlink:href="Pictures/100000010000048A0000009A1B3E0E3A.png" xlink:type="simple" xlink:show="embed" xlink:actuate="onLoad" draw:mime-type="image/png">
            <text:p/>
          </draw:image>
        </draw:frame>
        <draw:frame draw:style-name="gr1" draw:text-style-name="P1" draw:layer="layout" svg:width="19.316cm" svg:height="2.645cm" svg:x="0.682cm" svg:y="12.747cm">
          <draw:image xlink:href="Pictures/100000010000049E000000A247E0CB9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224cm" svg:x="0.733cm" svg:y="7.031cm">
          <draw:image xlink:href="Pictures/100000010000049A0000008A6A3AB4F7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3.846cm" svg:x="0.682cm" svg:y="9.255cm">
          <draw:image xlink:href="Pictures/10000001000004B5000000F49FFCF578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929cm" svg:x="0.682cm" svg:y="0.682cm">
          <draw:image xlink:href="Pictures/10000001000004B6000000BA1C7C1F13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2.389cm" svg:x="0.416cm" svg:y="3.54cm">
          <draw:image xlink:href="Pictures/1000000100000616000000C463EB14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13:47:31.166563359</meta:creation-date>
    <dc:date>2025-07-28T14:59:57.626110894</dc:date>
    <meta:editing-duration>PT20M37S</meta:editing-duration>
    <meta:editing-cycles>4</meta:editing-cycles>
    <meta:generator>LibreOffice/25.2.5.2$Linux_X86_64 LibreOffice_project/fb4792146257752f54eab576deb869869b108571</meta:generator>
    <meta:print-date>2025-07-28T13:58:07.041859405</meta:print-date>
    <meta:printed-by>PDF files</meta:printed-by>
    <meta:document-statistic meta:object-count="8"/>
  </office:meta>
</office:document-meta>
</file>